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text-indent="0in" style:auto-text-indent="false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text-indent="-0.25in" style:auto-text-indent="false"/>
      <style:text-properties style:text-underline-style="none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6">
      <style:paragraph-properties fo:margin-left="1in" fo:margin-right="0in" fo:text-indent="-0.25in" style:auto-text-indent="false"/>
    </style:style>
    <style:style style:name="P14" style:family="paragraph" style:parent-style-name="Standard" style:list-style-name="WWNum6">
      <style:paragraph-properties fo:margin-left="1in" fo:margin-right="0in" fo:text-indent="-0.25in" style:auto-text-indent="false"/>
      <style:text-properties style:text-underline-style="none"/>
    </style:style>
    <style:style style:name="P15" style:family="paragraph" style:parent-style-name="Standard" style:list-style-name="WWNum7">
      <style:paragraph-properties fo:margin-left="1in" fo:margin-right="0in" fo:text-indent="-0.25in" style:auto-text-indent="false"/>
    </style:style>
    <style:style style:name="P16" style:family="paragraph" style:parent-style-name="Standard" style:list-style-name="WWNum1">
      <style:paragraph-properties fo:margin-left="1in" fo:margin-right="0in" fo:text-indent="-0.25in" style:auto-text-indent="false"/>
    </style:style>
    <style:style style:name="P17" style:family="paragraph" style:parent-style-name="Standard" style:list-style-name="WWNum3">
      <style:paragraph-properties fo:margin-left="1in" fo:margin-right="0in" fo:text-indent="-0.25in" style:auto-text-indent="false"/>
    </style:style>
    <style:style style:name="P18" style:family="paragraph" style:parent-style-name="Standard" style:list-style-name="WWNum4">
      <style:paragraph-properties fo:margin-left="1in" fo:margin-right="0in" fo:text-indent="-0.25in" style:auto-text-indent="false"/>
    </style:style>
    <style:style style:name="P19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20" style:family="paragraph" style:parent-style-name="Standard" style:list-style-name="WWNum7">
      <style:paragraph-properties fo:margin-left="1.5in" fo:margin-right="0in" fo:text-indent="-0.25in" style:auto-text-indent="false"/>
    </style:style>
    <style:style style:name="P21" style:family="paragraph" style:parent-style-name="Standard" style:list-style-name="WWNum6">
      <style:paragraph-properties fo:margin-left="2in" fo:margin-right="0in" fo:text-indent="-0.25in" style:auto-text-indent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color="#1155cc" loext:opacity="100%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diverse/MetaNet spec sheet</text:p>
      <text:p text:style-name="Standard"/>
      <text:p text:style-name="Standard"/>
      <text:p text:style-name="P3">Developers</text:p>
      <text:list xml:id="list3156284531" text:style-name="WWNum6">
        <text:list-item>
          <text:p text:style-name="P4">Ian Crossland</text:p>
          <text:list>
            <text:list-item>
              <text:p text:style-name="P13">Front-End design, Minds co-founder</text:p>
            </text:list-item>
          </text:list>
        </text:list-item>
        <text:list-item>
          <text:p text:style-name="P4">Andreas Xirtus</text:p>
          <text:list>
            <text:list-item>
              <text:p text:style-name="P14"/>
            </text:list-item>
          </text:list>
        </text:list-item>
        <text:list-item>
          <text:p text:style-name="P4">James Christensen - JayCeeJr@github</text:p>
          <text:list>
            <text:list-item>
              <text:p text:style-name="P13">Full Stack - Primarily Angular / Django</text:p>
            </text:list-item>
            <text:list-item>
              <text:p text:style-name="P13">CI/CD - Jenkins / Drone / Vela</text:p>
            </text:list-item>
            <text:list-item>
              <text:p text:style-name="P13">Docker Kubernetes</text:p>
            </text:list-item>
            <text:list-item>
              <text:p text:style-name="P13">Postgres</text:p>
            </text:list-item>
            <text:list-item>
              <text:p text:style-name="P13">20+ years Linux</text:p>
            </text:list-item>
            <text:list-item>
              <text:p text:style-name="P13">Wowza Livestreaming</text:p>
            </text:list-item>
          </text:list>
        </text:list-item>
        <text:list-item>
          <text:p text:style-name="P4">Stephen Dollinger - soundwavetm2</text:p>
          <text:list>
            <text:list-item>
              <text:p text:style-name="P13">Solution architect </text:p>
              <text:list>
                <text:list-item>
                  <text:p text:style-name="P19">Route/Switch<text:tab/></text:p>
                  <text:list>
                    <text:list-item>
                      <text:p text:style-name="P21">Enterprise</text:p>
                    </text:list-item>
                    <text:list-item>
                      <text:p text:style-name="P21">Service Provider</text:p>
                    </text:list-item>
                  </text:list>
                </text:list-item>
                <text:list-item>
                  <text:p text:style-name="P19">DataCenter</text:p>
                  <text:list>
                    <text:list-item>
                      <text:p text:style-name="P21">Rack servers</text:p>
                    </text:list-item>
                    <text:list-item>
                      <text:p text:style-name="P21">Blade Servers</text:p>
                    </text:list-item>
                    <text:list-item>
                      <text:p text:style-name="P21">Virtualization</text:p>
                    </text:list-item>
                    <text:list-item>
                      <text:p text:style-name="P21">Automation</text:p>
                    </text:list-item>
                  </text:list>
                </text:list-item>
                <text:list-item>
                  <text:p text:style-name="P19">CDN</text:p>
                </text:list-item>
                <text:list-item>
                  <text:p text:style-name="P19">Cloud</text:p>
                  <text:list>
                    <text:list-item>
                      <text:p text:style-name="P21">Delivery </text:p>
                    </text:list-item>
                    <text:list-item>
                      <text:p text:style-name="P21">Micro Transactions</text:p>
                    </text:list-item>
                    <text:list-item>
                      <text:p text:style-name="P21">Analytics</text:p>
                    </text:list-item>
                  </text:list>
                </text:list-item>
                <text:list-item>
                  <text:p text:style-name="P19">Security </text:p>
                  <text:list>
                    <text:list-item>
                      <text:p text:style-name="P21">Planing, Designing and implementation </text:p>
                    </text:list-item>
                  </text:list>
                </text:list-item>
                <text:list-item>
                  <text:p text:style-name="P19">Voice/Video</text:p>
                  <text:list>
                    <text:list-item>
                      <text:p text:style-name="P21">Cisco Telepresence</text:p>
                    </text:list-item>
                    <text:list-item>
                      <text:p text:style-name="P21">Expressway</text:p>
                    </text:list-item>
                    <text:list-item>
                      <text:p text:style-name="P21">CUCM and CUC</text:p>
                    </text:list-item>
                    <text:list-item>
                      <text:p text:style-name="P21">UCCE </text:p>
                    </text:list-item>
                    <text:list-item>
                      <text:p text:style-name="P21">CVP</text:p>
                    </text:list-item>
                    <text:list-item>
                      <text:p text:style-name="P21">Hybrid Calling </text:p>
                    </text:list-item>
                    <text:list-item>
                      <text:p text:style-name="P21">CER</text:p>
                    </text:list-item>
                    <text:list-item>
                      <text:p text:style-name="P21">CUSP</text:p>
                    </text:list-item>
                  </text:list>
                </text:list-item>
                <text:list-item>
                  <text:p text:style-name="P19">Service Provider Routing Switching</text:p>
                  <text:list>
                    <text:list-item>
                      <text:p text:style-name="P21">10G/40G/100G Configured and setup for CDN networks</text:p>
                    </text:list-item>
                  </text:list>
                </text:list-item>
              </text:list>
            </text:list-item>
            <text:list-item>
              <text:p text:style-name="P13">Load Testing with multiple tools </text:p>
            </text:list-item>
            <text:list-item>
              <text:p text:style-name="P13"><text:soft-page-break/>QA testing</text:p>
            </text:list-item>
            <text:list-item>
              <text:p text:style-name="P13">BS Information Technology -2010</text:p>
            </text:list-item>
            <text:list-item>
              <text:p text:style-name="P13">MS Information Security - 2022</text:p>
            </text:list-item>
            <text:list-item>
              <text:p text:style-name="P13">Certifications</text:p>
              <text:list>
                <text:list-item>
                  <text:p text:style-name="P19">CCIE Voice</text:p>
                </text:list-item>
                <text:list-item>
                  <text:p text:style-name="P19">CCIE Routing and Switching</text:p>
                </text:list-item>
                <text:list-item>
                  <text:p text:style-name="P19">CCNP Cloud</text:p>
                </text:list-item>
                <text:list-item>
                  <text:p text:style-name="P19">VCP</text:p>
                </text:list-item>
                <text:list-item>
                  <text:p text:style-name="P19">JNCP</text:p>
                </text:list-item>
                <text:list-item>
                  <text:p text:style-name="P19">Cisco Devnet</text:p>
                </text:list-item>
              </text:list>
            </text:list-item>
            <text:list-item>
              <text:p text:style-name="P14"/>
            </text:list-item>
          </text:list>
        </text:list-item>
        <text:list-item>
          <text:p text:style-name="P4">Phillip Fisher</text:p>
          <text:list>
            <text:list-item>
              <text:p text:style-name="P13">Full Stack / Backend Engineer / Mobile Apps</text:p>
              <text:list>
                <text:list-item>
                  <text:p text:style-name="P19">Mainly C# / .NET</text:p>
                </text:list-item>
              </text:list>
            </text:list-item>
            <text:list-item>
              <text:p text:style-name="P13">Low Level TCP/UDP Communications</text:p>
            </text:list-item>
            <text:list-item>
              <text:p text:style-name="P13">Security</text:p>
            </text:list-item>
            <text:list-item>
              <text:p text:style-name="P13">Cloud Infrastructure</text:p>
            </text:list-item>
            <text:list-item>
              <text:p text:style-name="P13">Payment / Banking Background</text:p>
            </text:list-item>
          </text:list>
        </text:list-item>
      </text:list>
      <text:p text:style-name="P1"/>
      <text:list xml:id="list1447857605" text:style-name="WWNum7">
        <text:list-item>
          <text:p text:style-name="P5">TJ Phippen - siforek | tjphippen@github</text:p>
          <text:list>
            <text:list-item>
              <text:p text:style-name="P15">Full Stack / Backend Engineer</text:p>
              <text:list>
                <text:list-item>
                  <text:p text:style-name="P20">PHP(Laravel), SQL, AMQP, SASS/CSS, JS, NGINX, React, Vue, Ionicframework, WebRTC, </text:p>
                </text:list-item>
                <text:list-item>
                  <text:p text:style-name="P20">REST APIs, micro services &amp; 3rd party integrations.</text:p>
                </text:list-item>
              </text:list>
            </text:list-item>
            <text:list-item>
              <text:p text:style-name="P15">Build racing/freestyle drones, arduino/PI gadgets</text:p>
            </text:list-item>
            <text:list-item>
              <text:p text:style-name="P15">Crypto mining, automated algo switching scripts, masternodes/setup scripts</text:p>
            </text:list-item>
            <text:list-item>
              <text:p text:style-name="P15">Musician/audio engineering, video editing,</text:p>
            </text:list-item>
          </text:list>
        </text:list-item>
        <text:list-item>
          <text:p text:style-name="P5">Coyote Doge</text:p>
          <text:list>
            <text:list-item>
              <text:p text:style-name="P15">Java, SQL, AMQP, Solidity</text:p>
            </text:list-item>
            <text:list-item>
              <text:p text:style-name="P15">Current Ethereum blockchain developer</text:p>
              <text:list>
                <text:list-item>
                  <text:p text:style-name="P20"><text:a xlink:type="simple" xlink:href="https://www.coingecko.com/en/coins/non-fungible-yearn" text:style-name="ListLabel_20_73" text:visited-style-name="ListLabel_20_73"><text:span text:style-name="T1">https://www.coingecko.com/en/coins/non-fungible-yearn</text:span></text:a></text:p>
                </text:list-item>
              </text:list>
            </text:list-item>
          </text:list>
        </text:list-item>
        <text:list-item>
          <text:p text:style-name="P5">Alfie Coulson</text:p>
          <text:list>
            <text:list-item>
              <text:p text:style-name="P15">Full stack but please don’t get me to do any CSS</text:p>
            </text:list-item>
            <text:list-item>
              <text:p text:style-name="P15">.net/.netcore, react, python, C++, SQL, graph dbs, angular, azure</text:p>
            </text:list-item>
          </text:list>
        </text:list-item>
      </text:list>
      <text:list xml:id="list1461478205" text:style-name="WWNum1">
        <text:list-item>
          <text:p text:style-name="P6">Calvin Holloway</text:p>
          <text:list>
            <text:list-item>
              <text:p text:style-name="P16">Founder (and solo dev): www.goodkarma.ai</text:p>
            </text:list-item>
            <text:list-item>
              <text:p text:style-name="P16">Full Stack</text:p>
            </text:list-item>
            <text:list-item>
              <text:p text:style-name="P16">Flutter (mobile), GCP/AWS, JS, Go, K8s, WP</text:p>
            </text:list-item>
          </text:list>
        </text:list-item>
        <text:list-item>
          <text:p text:style-name="P6">NNKC - Tom</text:p>
          <text:list>
            <text:list-item>
              <text:p text:style-name="P16">Backend large scale systems distributed globally</text:p>
            </text:list-item>
            <text:list-item>
              <text:p text:style-name="P16">Golang, Python, JS, Java, Ruby, .Net, Scala, SQL</text:p>
            </text:list-item>
            <text:list-item>
              <text:p text:style-name="P16">BS, MS Computer Science/Data Science Illinois</text:p>
            </text:list-item>
            <text:list-item>
              <text:p text:style-name="P16">AWS, GCloud, Hadoop, Tensorflow, Kafka, Storm, Jenkins (lol), k8s, Cassandra</text:p>
            </text:list-item>
            <text:list-item>
              <text:p text:style-name="P16">DevOps Engineer, Chief Architect, Software Engineer, Product Manager</text:p>
            </text:list-item>
            <text:list-item>
              <text:p text:style-name="P16"><text:soft-page-break/>Android Development</text:p>
            </text:list-item>
            <text:list-item>
              <text:p text:style-name="P16">Complex Systems and Safety Science interest me</text:p>
            </text:list-item>
          </text:list>
        </text:list-item>
        <text:list-item>
          <text:p text:style-name="P6">Ted Dotard</text:p>
          <text:list>
            <text:list-item>
              <text:p text:style-name="P16">Routing: Cisco, Brocade, Extreme, Juniper VPN, Arista</text:p>
            </text:list-item>
            <text:list-item>
              <text:p text:style-name="P16">VoIP Avaya, Cisco, Shoretel</text:p>
            </text:list-item>
            <text:list-item>
              <text:p text:style-name="P16">IDS/IPS/NAC SPLUNK, SPL, SolarWinds, Nagios</text:p>
            </text:list-item>
            <text:list-item>
              <text:p text:style-name="P16">Linux / Windows / VMWare servers </text:p>
            </text:list-item>
            <text:list-item>
              <text:p text:style-name="P16">Linux, Apache, MySQL and PHP (LAMP) <text:s/>Puppet</text:p>
            </text:list-item>
            <text:list-item>
              <text:p text:style-name="P16">Cisco ASA, Check Point and Palo Alto firewalls;</text:p>
            </text:list-item>
            <text:list-item>
              <text:p text:style-name="P16">Scripting: Python, BASH, Perl, Powershell, etc.</text:p>
            </text:list-item>
            <text:list-item>
              <text:p text:style-name="P16">Load balancers F5 LTM GTM/DNS/APM, Citrix NetScaler, RoundRobin DNS</text:p>
            </text:list-item>
            <text:list-item>
              <text:p text:style-name="P16">Storage EMC, NetApp, Hitachi, Seagate</text:p>
            </text:list-item>
            <text:list-item>
              <text:p text:style-name="P16">Governance: MICS, PCI, SOX, +FERPA, HIPAA</text:p>
            </text:list-item>
          </text:list>
        </text:list-item>
        <text:list-item>
          <text:p text:style-name="P6">Phil Romov - QuakePhil@github</text:p>
          <text:list>
            <text:list-item>
              <text:p text:style-name="P16">Been hooked on coding (with slant on r&amp;d/skunkworks) after discovering QBasic in jr high ~25 years ago</text:p>
            </text:list-item>
            <text:list-item>
              <text:p text:style-name="P16">20+ years: PHP, JS, SQL, HTML/CSS</text:p>
            </text:list-item>
            <text:list-item>
              <text:p text:style-name="P16">10+ years: Python, Ruby, VBA, COBOL</text:p>
            </text:list-item>
            <text:list-item>
              <text:p text:style-name="P16">5+ years: C, Perl, Java, AWS, Docker</text:p>
            </text:list-item>
            <text:list-item>
              <text:p text:style-name="P16">Learning: Go, HCL</text:p>
            </text:list-item>
            <text:list-item>
              <text:p text:style-name="P16">More details: <text:a xlink:type="simple" xlink:href="https://quakephil.github.io/" text:style-name="ListLabel_20_73" text:visited-style-name="ListLabel_20_73"><text:span text:style-name="T1">https://quakephil.github.io/</text:span></text:a></text:p>
            </text:list-item>
            <text:list-item>
              <text:p text:style-name="P16">Have worked on frontend as long as backend, but more interested in backend</text:p>
            </text:list-item>
            <text:list-item>
              <text:p text:style-name="P16">Most recent interest coding big data processors using awslabs datawrangler package</text:p>
            </text:list-item>
          </text:list>
        </text:list-item>
        <text:list-item>
          <text:p text:style-name="P6">John Miller - <text:a xlink:type="simple" xlink:href="https://gitlab.com/Zakki_Orichalcum" text:style-name="ListLabel_20_73" text:visited-style-name="ListLabel_20_73"><text:span text:style-name="T1">https://gitlab.com/Zakki_Orichalcum</text:span></text:a></text:p>
          <text:list>
            <text:list-item>
              <text:p text:style-name="P16">Full Stack</text:p>
            </text:list-item>
            <text:list-item>
              <text:p text:style-name="P16">.net/.net Core, Vuejs, JS, Nodejs, SQL, Python, Java</text:p>
            </text:list-item>
            <text:list-item>
              <text:p text:style-name="P16">Decent amount of Jenkins and TeamCity experience as DevOp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font-size="10.5pt" style:font-size-asian="10.5pt" style:font-size-complex="10.5pt"/>
    </style:style>
    <style:style style:name="ListLabel_20_75" style:display-name="ListLabel 75" style:family="text">
      <style:text-properties fo:color="#1155cc" loext:opacity="100%" fo:font-size="10.5pt" style:text-underline-style="solid" style:text-underline-width="auto" style:text-underline-color="font-color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4-16T18:09:28.699479630</dc:date>
    <meta:editing-duration>PT15S</meta:editing-duration>
    <meta:editing-cycles>1</meta:editing-cycles>
    <meta:document-statistic meta:table-count="0" meta:image-count="0" meta:object-count="0" meta:page-count="3" meta:paragraph-count="110" meta:word-count="555" meta:character-count="3271" meta:non-whitespace-character-count="2921"/>
  </office:meta>
</office:document-meta>
</file>